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20137"/>
    </style:style>
    <style:style style:name="P2" style:family="paragraph" style:parent-style-name="Standard">
      <style:text-properties style:font-name="Liberation Serif" fo:font-size="13pt" fo:font-weight="normal" style:font-size-asian="13pt" style:font-weight-asian="normal" style:font-size-complex="13pt" style:font-weight-complex="normal"/>
    </style:style>
    <style:style style:name="P3" style:family="paragraph" style:parent-style-name="Text_20_body">
      <style:text-properties officeooo:paragraph-rsid="00120137"/>
    </style:style>
    <style:style style:name="P4" style:family="paragraph" style:parent-style-name="Text_20_body">
      <style:text-properties style:font-name="Liberation Serif" fo:font-size="13pt" fo:font-weight="normal" style:font-size-asian="13pt" style:font-weight-asian="normal" style:font-size-complex="13pt" style:font-weight-complex="normal"/>
    </style:style>
    <style:style style:name="P5" style:family="paragraph" style:parent-style-name="Text_20_body">
      <style:text-properties style:font-name="Liberation Serif" fo:font-size="13pt" fo:font-weight="normal" officeooo:rsid="00120137" officeooo:paragraph-rsid="00120137" style:font-size-asian="13pt" style:font-weight-asian="normal" style:font-size-complex="13pt" style:font-weight-complex="normal"/>
    </style:style>
    <style:style style:name="P6" style:family="paragraph" style:parent-style-name="Text_20_body">
      <style:text-properties style:font-name="Liberation Serif" fo:font-size="13pt" fo:font-weight="normal" officeooo:rsid="00129ded" officeooo:paragraph-rsid="00129ded" style:font-size-asian="13pt" style:font-weight-asian="normal" style:font-size-complex="13pt" style:font-weight-complex="normal"/>
    </style:style>
    <style:style style:name="P7" style:family="paragraph" style:parent-style-name="Text_20_body">
      <style:text-properties style:font-name="Liberation Serif" fo:font-size="13pt" fo:font-weight="normal" officeooo:rsid="0013a159" officeooo:paragraph-rsid="0013a159" style:font-size-asian="13pt" style:font-weight-asian="normal" style:font-size-complex="13pt" style:font-weight-complex="normal"/>
    </style:style>
    <style:style style:name="P8" style:family="paragraph" style:parent-style-name="Text_20_body">
      <style:text-properties fo:color="#a52a2a" style:font-name="Liberation Serif" fo:font-size="13pt" fo:font-style="italic" style:text-underline-style="solid" style:text-underline-width="auto" style:text-underline-color="font-color" fo:font-weight="normal" officeooo:rsid="00120137" officeooo:paragraph-rsid="00120137" style:font-size-asian="13pt" style:font-style-asian="italic" style:font-weight-asian="normal" style:font-size-complex="13pt" style:font-style-complex="italic" style:font-weight-complex="normal"/>
    </style:style>
    <style:style style:name="P9" style:family="paragraph" style:parent-style-name="Text_20_body">
      <style:text-properties officeooo:paragraph-rsid="00129ded"/>
    </style:style>
    <style:style style:name="P10" style:family="paragraph" style:parent-style-name="Text_20_body">
      <style:text-properties officeooo:paragraph-rsid="0013a159"/>
    </style:style>
    <style:style style:name="P11" style:family="paragraph" style:parent-style-name="Text_20_body">
      <style:text-properties officeooo:rsid="0013a159" officeooo:paragraph-rsid="0013a159"/>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style:text-properties officeooo:rsid="0013a159"/>
    </style:style>
    <style:style style:name="P14" style:family="paragraph" style:parent-style-name="Text_20_body">
      <style:paragraph-properties fo:margin-top="0cm" fo:margin-bottom="0cm" loext:contextual-spacing="false"/>
      <style:text-properties officeooo:rsid="0013a159" officeooo:paragraph-rsid="0013a159"/>
    </style:style>
    <style:style style:name="P15" style:family="paragraph" style:parent-style-name="Text_20_body">
      <style:paragraph-properties fo:margin-top="0cm" fo:margin-bottom="0cm" loext:contextual-spacing="false"/>
      <style:text-properties officeooo:paragraph-rsid="0013a159"/>
    </style:style>
    <style:style style:name="P16" style:family="paragraph" style:parent-style-name="Text_20_body">
      <style:paragraph-properties fo:margin-top="0cm" fo:margin-bottom="0cm" loext:contextual-spacing="false"/>
      <style:text-properties officeooo:rsid="0013c2fe" officeooo:paragraph-rsid="0013c2fe"/>
    </style:style>
    <style:style style:name="P17" style:family="paragraph" style:parent-style-name="Text_20_body">
      <style:paragraph-properties fo:margin-top="0cm" fo:margin-bottom="0cm" loext:contextual-spacing="false" fo:text-align="start" style:justify-single-word="false"/>
      <style:text-properties officeooo:rsid="0013c2fe" officeooo:paragraph-rsid="0013c2fe"/>
    </style:style>
    <style:style style:name="P18" style:family="paragraph" style:parent-style-name="Text_20_body">
      <style:paragraph-properties fo:margin-top="0cm" fo:margin-bottom="0cm" loext:contextual-spacing="false" fo:text-align="start" style:justify-single-word="false"/>
      <style:text-properties fo:color="#000000" style:font-name="Liberation Serif" fo:font-size="12pt" officeooo:rsid="0013c2fe" officeooo:paragraph-rsid="0013c2fe" style:font-size-asian="12pt" style:font-size-complex="12pt"/>
    </style:style>
    <style:style style:name="P19" style:family="paragraph" style:parent-style-name="Heading_20_2">
      <style:text-properties officeooo:paragraph-rsid="00129ded"/>
    </style:style>
    <style:style style:name="P20" style:family="paragraph" style:parent-style-name="Heading_20_2">
      <style:text-properties style:font-name="Liberation Serif" fo:font-size="13pt" fo:font-weight="normal" officeooo:rsid="00131008" officeooo:paragraph-rsid="00131008" style:font-size-asian="13pt" style:font-weight-asian="normal" style:font-size-complex="13pt" style:font-weight-complex="normal"/>
    </style:style>
    <style:style style:name="P21" style:family="paragraph" style:parent-style-name="Text_20_body" style:list-style-name="L1">
      <style:text-properties style:font-name="Liberation Serif" fo:font-size="13pt" fo:font-weight="normal" style:font-size-asian="13pt" style:font-weight-asian="normal" style:font-size-complex="13pt" style:font-weight-complex="normal"/>
    </style:style>
    <style:style style:name="P22" style:family="paragraph" style:parent-style-name="Text_20_body" style:list-style-name="L2">
      <style:text-properties style:font-name="Liberation Serif" fo:font-size="13pt" fo:font-weight="normal" style:font-size-asian="13pt" style:font-weight-asian="normal" style:font-size-complex="13pt" style:font-weight-complex="normal"/>
    </style:style>
    <style:style style:name="P23" style:family="paragraph" style:parent-style-name="Text_20_body" style:list-style-name="L1">
      <style:paragraph-properties fo:margin-top="0cm" fo:margin-bottom="0cm" loext:contextual-spacing="false"/>
      <style:text-properties style:font-name="Liberation Serif" fo:font-size="13pt" fo:font-weight="normal" style:font-size-asian="13pt" style:font-weight-asian="normal" style:font-size-complex="13pt" style:font-weight-complex="normal"/>
    </style:style>
    <style:style style:name="P24" style:family="paragraph" style:parent-style-name="Text_20_body" style:list-style-name="L2">
      <style:paragraph-properties fo:margin-top="0cm" fo:margin-bottom="0cm" loext:contextual-spacing="false"/>
      <style:text-properties style:font-name="Liberation Serif" fo:font-size="13pt" fo:font-weight="normal" style:font-size-asian="13pt" style:font-weight-asian="normal" style:font-size-complex="13pt" style:font-weight-complex="normal"/>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style>
    <style:style style:name="P27" style:family="paragraph" style:parent-style-name="Text_20_body" style:list-style-name="L5">
      <style:paragraph-properties fo:margin-top="0cm" fo:margin-bottom="0cm" loext:contextual-spacing="false"/>
    </style:style>
    <style:style style:name="P28" style:family="paragraph" style:parent-style-name="Text_20_body">
      <style:paragraph-properties fo:margin-top="0cm" fo:margin-bottom="0cm" loext:contextual-spacing="false"/>
      <style:text-properties style:font-name="open sans" fo:font-size="13.5pt" fo:font-weight="normal" officeooo:rsid="0013a159" officeooo:paragraph-rsid="001652d6"/>
    </style:style>
    <style:style style:name="P29" style:family="paragraph" style:parent-style-name="Text_20_body">
      <style:paragraph-properties fo:margin-top="0cm" fo:margin-bottom="0cm" loext:contextual-spacing="false"/>
      <style:text-properties fo:color="#111111" style:font-name="open sans" fo:font-size="13.5pt" fo:font-weight="normal" officeooo:rsid="0013a159" officeooo:paragraph-rsid="001652d6"/>
    </style:style>
    <style:style style:name="P30" style:family="paragraph" style:parent-style-name="Text_20_body">
      <style:paragraph-properties fo:margin-top="0cm" fo:margin-bottom="0cm" loext:contextual-spacing="false"/>
      <style:text-properties fo:color="#111111" style:font-name="open sans" fo:font-size="13.5pt" fo:font-weight="normal" officeooo:rsid="001652d6" officeooo:paragraph-rsid="001652d6"/>
    </style:style>
    <style:style style:name="P31" style:family="paragraph" style:parent-style-name="Text_20_body">
      <style:paragraph-properties fo:margin-top="0cm" fo:margin-bottom="0cm" loext:contextual-spacing="false"/>
      <style:text-properties fo:color="#111111" style:font-name="open sans" fo:font-size="13.5pt" fo:font-weight="normal" officeooo:paragraph-rsid="001652d6"/>
    </style:style>
    <style:style style:name="T1" style:family="text">
      <style:text-properties officeooo:rsid="00120137"/>
    </style:style>
    <style:style style:name="T2" style:family="text">
      <style:text-properties style:font-name="Liberation Serif"/>
    </style:style>
    <style:style style:name="T3" style:family="text">
      <style:text-properties style:font-name="Liberation Serif" fo:font-size="13pt" fo:font-weight="normal" style:font-size-asian="13pt" style:font-weight-asian="normal" style:font-size-complex="13pt" style:font-weight-complex="normal"/>
    </style:style>
    <style:style style:name="T4" style:family="text">
      <style:text-properties style:font-name="Liberation Serif" fo:font-size="13pt" fo:font-weight="normal" officeooo:rsid="00120137" style:font-size-asian="13pt" style:font-weight-asian="normal" style:font-size-complex="13pt" style:font-weight-complex="normal"/>
    </style:style>
    <style:style style:name="T5" style:family="text">
      <style:text-properties style:font-name="Liberation Serif" fo:font-size="13pt" fo:font-weight="normal" officeooo:rsid="00129ded" style:font-size-asian="13pt" style:font-weight-asian="normal" style:font-size-complex="13pt" style:font-weight-complex="normal"/>
    </style:style>
    <style:style style:name="T6" style:family="text">
      <style:text-properties style:font-name="Liberation Serif" fo:font-size="13pt" fo:font-weight="normal" officeooo:rsid="0013a159" style:font-size-asian="13pt" style:font-weight-asian="normal" style:font-size-complex="13pt" style:font-weight-complex="normal"/>
    </style:style>
    <style:style style:name="T7" style:family="text">
      <style:text-properties style:font-name="Liberation Serif" fo:font-size="13pt" fo:font-weight="bold" style:font-size-asian="13pt" style:font-weight-asian="bold" style:font-size-complex="13pt" style:font-weight-complex="bold"/>
    </style:style>
    <style:style style:name="T8" style:family="text">
      <style:text-properties style:font-name="Liberation Serif" fo:font-size="13pt" officeooo:rsid="001652d6" style:font-size-asian="13pt" style:font-weight-asian="normal" style:font-size-complex="13pt" style:font-weight-complex="normal"/>
    </style:style>
    <style:style style:name="T9" style:family="text">
      <style:text-properties fo:color="#000000"/>
    </style:style>
    <style:style style:name="T10" style:family="text">
      <style:text-properties fo:color="#000000" style:font-name="Liberation Serif" fo:font-size="12pt" style:font-size-asian="12pt" style:font-size-complex="12pt"/>
    </style:style>
    <style:style style:name="T11" style:family="text">
      <style:text-properties fo:color="#000000" style:font-name="Liberation Serif" fo:font-size="12pt" style:text-underline-style="none" style:font-size-asian="12pt" style:font-size-complex="12pt"/>
    </style:style>
    <style:style style:name="T12" style:family="text">
      <style:text-properties fo:color="#ff0000"/>
    </style:style>
    <style:style style:name="T13" style:family="text">
      <style:text-properties fo:color="#0000cd"/>
    </style:style>
    <style:style style:name="T14" style:family="text">
      <style:text-properties officeooo:rsid="00129ded"/>
    </style:style>
    <style:style style:name="T15" style:family="text">
      <style:text-properties fo:font-weight="bold"/>
    </style:style>
    <style:style style:name="T16" style:family="text">
      <style:text-properties officeooo:rsid="0013a159"/>
    </style:style>
    <style:style style:name="T17" style:family="text">
      <style:text-properties officeooo:rsid="0013c2fe"/>
    </style:style>
    <style:style style:name="T18" style:family="text">
      <style:text-properties fo:font-size="12pt" style:font-size-asian="12pt" style:font-size-complex="12pt"/>
    </style:style>
    <style:style style:name="T19" style:family="text">
      <style:text-properties style:font-name="Liberation Serif" fo:font-size="12pt" style:font-size-asian="12pt" style:font-size-complex="12pt"/>
    </style:style>
    <style:style style:name="T20" style:family="text">
      <style:text-properties fo:font-variant="normal" fo:text-transform="none" fo:color="#999999" style:font-name="Liberation Serif" fo:font-size="12pt" fo:letter-spacing="normal" fo:font-style="normal" style:font-size-asian="12pt" style:font-size-complex="12pt"/>
    </style:style>
    <style:style style:name="T21" style:family="text">
      <style:text-properties fo:font-variant="normal" fo:text-transform="none" fo:color="#999999" fo:letter-spacing="normal" fo:font-style="normal"/>
    </style:style>
    <style:style style:name="T22" style:family="text">
      <style:text-properties fo:font-variant="normal" fo:text-transform="none" style:font-name="Liberation Serif" fo:font-size="12pt" fo:letter-spacing="normal" fo:font-style="normal" style:font-size-asian="12pt" style:font-size-complex="12pt"/>
    </style:style>
    <style:style style:name="T23" style:family="text">
      <style:text-properties fo:font-variant="normal" fo:text-transform="none" style:font-name="Liberation Serif" fo:font-size="12pt" fo:letter-spacing="normal" fo:font-style="normal" officeooo:rsid="001652d6" style:font-size-asian="12pt" style:font-size-complex="12pt"/>
    </style:style>
    <style:style style:name="T24" style:family="text">
      <style:text-properties fo:font-variant="normal" fo:text-transform="none" fo:letter-spacing="normal" fo:font-style="normal"/>
    </style:style>
    <style:style style:name="T25" style:family="text">
      <style:text-properties fo:font-variant="normal" fo:text-transform="none" fo:color="#000000" style:font-name="Liberation Serif" fo:font-size="12pt" fo:letter-spacing="normal" fo:font-style="normal" style:font-size-asian="12pt" style:font-size-complex="12pt"/>
    </style:style>
    <style:style style:name="T26" style:family="text">
      <style:text-properties fo:font-variant="normal" fo:text-transform="none" fo:color="#000000" style:font-name="Liberation Serif" fo:font-size="12pt" fo:letter-spacing="normal" fo:font-style="normal" officeooo:rsid="001652d6"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How are inline and block elements different from each other?</text:p>
      <text:p text:style-name="P2"><text:span text:style-name="T1">A</text:span>n inline element does not cause a line break (start on a new line) and does not take up the full width of a page, only the space bounded by its opening and closing tag. It is usually used within other HTML elements.</text:p>
      <text:p text:style-name="P1"><text:span text:style-name="T4">eg.</text:span><text:span text:style-name="T3">anchor </text:span><text:span text:style-name="Source_20_Text"><text:span text:style-name="T3">&lt;a&gt;</text:span></text:span><text:span text:style-name="T3"> tag</text:span></text:p>
      <text:p text:style-name="P2">A block-level element always starts on a new line and takes up the full width of a page, from left to right. A block-level element can take up one line or multiple lines and has a line break before and after the element.</text:p>
      <text:p text:style-name="P1"><text:span text:style-name="T4">eg.</text:span><text:span text:style-name="T3">Heading tags </text:span><text:span text:style-name="Source_20_Text"><text:span text:style-name="T3">&lt;h1&gt;</text:span></text:span><text:span text:style-name="T3"> to </text:span><text:span text:style-name="Source_20_Text"><text:span text:style-name="T3">&lt;h6&gt;</text:span></text:span></text:p>
      <text:p text:style-name="P1"><text:span text:style-name="Source_20_Text"><text:span text:style-name="T3"/></text:span></text:p>
      <text:p text:style-name="P1"><text:span text:style-name="Source_20_Text"><text:span text:style-name="T4">2.</text:span></text:span><text:span text:style-name="Source_20_Text"><text:span text:style-name="T3">Explain the difference between visibility:hidden and display:none</text:span></text:span></text:p>
      <text:p text:style-name="P1"><text:span text:style-name="Source_20_Text"><text:span text:style-name="T3"><text:s/></text:span></text:span></text:p>
      <text:p text:style-name="P1"><text:span text:style-name="Source_20_Text"><text:span text:style-name="T4">visibility:hidden :-It will take the space but event on the space will not be fired.</text:span></text:span></text:p>
      <text:p text:style-name="P1"><text:span text:style-name="Source_20_Text"><text:span text:style-name="T3"/></text:span></text:p>
      <text:p text:style-name="P1"><text:span text:style-name="Source_20_Text"><text:span text:style-name="T4">Display:none :- It will not take any space.</text:span></text:span></text:p>
      <text:p text:style-name="P1"><text:span text:style-name="Source_20_Text"><text:span text:style-name="T3"/></text:span></text:p>
      <text:p text:style-name="P1"><text:span text:style-name="Source_20_Text"><text:span text:style-name="T4">3.</text:span></text:span><text:span text:style-name="Source_20_Text"><text:span text:style-name="T3">Explain the clear and float properties.</text:span></text:span></text:p>
      <text:p text:style-name="P1"><text:span text:style-name="Source_20_Text"><text:span text:style-name="T3"/></text:span></text:p>
      <text:p text:style-name="P1"><text:span text:style-name="Source_20_Text"><text:span text:style-name="T3">The float property is used for positioning and formatting content e.g. let an image float left to the text in a container.</text:span></text:span></text:p>
      <text:p text:style-name="P3"><text:span text:style-name="Source_20_Text"><text:span text:style-name="T3">left - The element floats to the left of its container </text:span></text:span></text:p>
      <text:list xml:id="list2915942108" text:style-name="L1">
        <text:list-item>
          <text:p text:style-name="P23">right- The element floats to the right of its container </text:p>
        </text:list-item>
        <text:list-item>
          <text:p text:style-name="P23">none - The element does not float (will be displayed just where it occurs in the text). This is default </text:p>
        </text:list-item>
        <text:list-item>
          <text:p text:style-name="P21">inherit - The element inherits the float value of its parent </text:p>
        </text:list-item>
      </text:list>
      <text:p text:style-name="Text_20_body"><text:span text:style-name="T3">In its simplest use, the </text:span><text:span text:style-name="Source_20_Text"><text:span text:style-name="T3">float</text:span></text:span><text:span text:style-name="T3"> property can be used to wrap text around images.</text:span></text:p>
      <text:p text:style-name="P5">eg.</text:p>
      <text:p text:style-name="P8">img <text:span text:style-name="T9">{</text:span><text:span text:style-name="T12"><text:line-break/>  float</text:span><text:span text:style-name="T9">:</text:span><text:span text:style-name="T13"> right</text:span><text:span text:style-name="T9">;</text:span><text:span text:style-name="T12"><text:line-break/></text:span><text:span text:style-name="T9">}</text:span></text:p>
      <text:p text:style-name="P3"><text:span text:style-name="Source_20_Text"><text:span text:style-name="T3">The clear property specifies what elements can float beside the cleared element and on which side.</text:span></text:span></text:p>
      <text:p text:style-name="Text_20_body"><text:span text:style-name="T3">The </text:span><text:span text:style-name="Source_20_Text"><text:span text:style-name="T3">clear</text:span></text:span><text:span text:style-name="T3"> property can have one of the following values:</text:span></text:p>
      <text:list xml:id="list673134569" text:style-name="L2">
        <text:list-item>
          <text:p text:style-name="P24">none - Allows floating elements on both sides. This is default </text:p>
        </text:list-item>
        <text:list-item>
          <text:p text:style-name="P24">left - No floating elements allowed on the left side </text:p>
        </text:list-item>
        <text:list-item>
          <text:p text:style-name="P24">right- No floating elements allowed on the right side </text:p>
        </text:list-item>
        <text:list-item>
          <text:p text:style-name="P24">both - No floating elements allowed on either the left or the right side </text:p>
        </text:list-item>
        <text:list-item>
          <text:p text:style-name="P22">inherit - The element inherits the clear value of its parent </text:p>
        </text:list-item>
      </text:list>
      <text:p text:style-name="Text_20_body"><text:span text:style-name="T3">The most common way to use the </text:span><text:span text:style-name="Source_20_Text"><text:span text:style-name="T3">clear</text:span></text:span><text:span text:style-name="T3"> property is after you have used a </text:span><text:span text:style-name="Source_20_Text"><text:span text:style-name="T3">float</text:span></text:span><text:span text:style-name="T3"> property on an element.</text:span></text:p>
      <text:p text:style-name="P3"><text:soft-page-break/><text:span text:style-name="Source_20_Text"><text:span text:style-name="T5">4.E</text:span></text:span><text:span text:style-name="Source_20_Text"><text:span text:style-name="T3">xplain difference between absolute, relative,fixed and static.</text:span></text:span></text:p>
      <text:p text:style-name="P9"><text:span text:style-name="Source_20_Text"><text:span text:style-name="T3"><text:s/></text:span></text:span><text:span text:style-name="Source_20_Text"><text:span text:style-name="T5">STATIC:</text:span></text:span></text:p>
      <text:p text:style-name="P9"><text:span text:style-name="Source_20_Text"><text:span text:style-name="T3">HTML elements are positioned static by default.</text:span></text:span></text:p>
      <text:p text:style-name="P4">Static positioned elements are not affected by the top, bottom, left, and right properties.</text:p>
      <text:p text:style-name="Text_20_body"><text:span text:style-name="T3">An element with </text:span><text:span text:style-name="Source_20_Text"><text:span text:style-name="T3">position: static;</text:span></text:span><text:span text:style-name="T3"> is not positioned in any special way; it is always positioned according to the normal flow of the page.</text:span></text:p>
      <text:p text:style-name="P6">RELATIVE:</text:p>
      <text:p text:style-name="Text_20_body"><text:span text:style-name="T3">An element with </text:span><text:span text:style-name="Source_20_Text"><text:span text:style-name="T3">position: relative;</text:span></text:span><text:span text:style-name="T3"> is positioned relative to its normal position.</text:span></text:p>
      <text:p text:style-name="P4">Setting the top, right, bottom, and left properties of a relatively-positioned element will cause it to be adjusted away from its normal position. Other content will not be adjusted to fit into any gap left by the elemen<text:span text:style-name="T14">t</text:span></text:p>
      <text:h text:style-name="P19" text:outline-level="2"><text:span text:style-name="Source_20_Text"><text:span text:style-name="T5">FIXED:</text:span></text:span></text:h>
      <text:p text:style-name="Text_20_body"><text:span text:style-name="T3">An element with </text:span><text:span text:style-name="Source_20_Text"><text:span text:style-name="T3">position: fixed;</text:span></text:span><text:span text:style-name="T3"> is positioned relative to the viewport, which means it always stays in the same place even if the page is scrolled. The top, right, bottom, and left properties are used to position the element.</text:span></text:p>
      <text:p text:style-name="P4">A fixed element does not leave a gap in the page where it would normally have been located</text:p>
      <text:h text:style-name="P20" text:outline-level="2">ABSOLUTE:</text:h>
      <text:p text:style-name="Text_20_body"><text:span text:style-name="T3">An element with </text:span><text:span text:style-name="Source_20_Text"><text:span text:style-name="T3">position: absolute;</text:span></text:span><text:span text:style-name="T3"> is positioned relative to the nearest positioned ancestor (instead of positioned relative to the viewport, like fixed).</text:span></text:p>
      <text:p text:style-name="P4">However; if an absolute positioned element has no positioned ancestors, it uses the document body, and moves along with page scrolling.</text:p>
      <text:p text:style-name="Text_20_body"><text:span text:style-name="Strong_20_Emphasis"><text:span text:style-name="T3">Note:</text:span></text:span><text:span text:style-name="T3"> A "positioned" element is one whose position is anything except </text:span><text:span text:style-name="Source_20_Text"><text:span text:style-name="T3">static</text:span></text:span><text:span text:style-name="T3">.</text:span></text:p>
      <text:p text:style-name="P4"><text:span text:style-name="T16">5.</text:span>Write the HTML code to create a table in which there are 4 columns( ID , Employee Name, Designation, Department) and at least 6 rows. Also do some styling to it.</text:p>
      <text:p text:style-name="P7">Check <text:a xlink:type="simple" xlink:href="https://github.com/sheetal0112/myProject/blob/master/table.html" text:style-name="Internet_20_link" text:visited-style-name="Visited_20_Internet_20_Link">table.html</text:a> for this.</text:p>
      <text:p text:style-name="P10"><text:span text:style-name="T6">6.</text:span>Why do we use meta tags?</text:p>
      <text:p text:style-name="P11">These are basically used to improve our SEO.</text:p>
      <text:p text:style-name="P11">7.Explain box model.</text:p>
      <text:p text:style-name="P11">In CSS, the term "<text:span text:style-name="T15">box model</text:span>" is used when talking about design and layout. The CSS <text:span text:style-name="T15">box model</text:span> is essentially a <text:span text:style-name="T15">box</text:span> that wraps around every HTML element. It consists of: margins, borders, padding, and the actual content.</text:p>
      <text:p text:style-name="P10"><text:span text:style-name="T16">8.</text:span>What are the different types of CSS Selectors? </text:p>
      <text:p text:style-name="P10"><text:s text:c="5"/>Universal <text:span text:style-name="T15">Selector</text:span>. </text:p>
      <text:list xml:id="list1866649666" text:style-name="L3">
        <text:list-header>
          <text:p text:style-name="P25"><text:soft-page-break/>Element <text:span text:style-name="T15">Type Selector</text:span>. </text:p>
        </text:list-header>
      </text:list>
      <text:list xml:id="list3390978261" text:style-name="L4">
        <text:list-header>
          <text:p text:style-name="P26">ID <text:span text:style-name="T15">Selector</text:span>. </text:p>
        </text:list-header>
      </text:list>
      <text:list xml:id="list3935973515" text:style-name="L5">
        <text:list-header>
          <text:p text:style-name="P27">Class <text:span text:style-name="T15">Selector</text:span>. </text:p>
        </text:list-header>
      </text:list>
      <text:p text:style-name="P12"><text:span text:style-name="T16">9.</text:span>Define Doctype.</text:p>
      <text:p text:style-name="P14">To use the HTML tags in our file we use &lt;!DOCTYPE&gt;</text:p>
      <text:p text:style-name="P14"/>
      <text:p text:style-name="P15"><text:span text:style-name="T16">10.</text:span>Explain 5 HTML5 semantic tags.</text:p>
      <text:p text:style-name="P16"/>
      <text:p text:style-name="P16">&lt;article&gt;</text:p>
      <text:p text:style-name="P16">The &lt;article&gt; element is one of the major HTML5 semantic tags. It is used to define the article content on your website. It is usually used for big parts of the text.</text:p>
      <text:p text:style-name="P16"/>
      <text:p text:style-name="P16">&lt;aside&gt;</text:p>
      <text:p text:style-name="P16">The<text:span text:style-name="Source_20_Text"> </text:span><text:span text:style-name="Source_20_Text"><text:span text:style-name="T2">&lt;aside&gt;</text:span></text:span><text:span text:style-name="T2"> </text:span>semantic element defines the content which will be set to the side. It is occasionally used for creating sidebars but can also be used for less important content sharing.</text:p>
      <text:p text:style-name="P16"/>
      <text:p text:style-name="P16">&lt;details&gt;</text:p>
      <text:p text:style-name="P16">This is one of the HTML5 semantic tags that defines the details on your website. The details can either be visible to the audience of hidden.</text:p>
      <text:p text:style-name="P16"/>
      <text:p text:style-name="P16">&lt;figcaption&gt;</text:p>
      <text:p text:style-name="P17"><text:span text:style-name="T10">The </text:span><text:a xlink:type="simple" xlink:href="https://www.bitdegree.org/learn/html-figcaption/" office:target-frame-name="_blank" xlink:show="new" text:style-name="Internet_20_link" text:visited-style-name="Visited_20_Internet_20_Link"><text:span text:style-name="Source_20_Text"><text:span text:style-name="T10">&lt;figcaption&gt;</text:span></text:span></text:a><text:span text:style-name="T10"> tag generates a title for </text:span><text:a xlink:type="simple" xlink:href="https://www.bitdegree.org/learn/html-figure-tag/" office:target-frame-name="_blank" xlink:show="new" text:style-name="Internet_20_link" text:visited-style-name="Visited_20_Internet_20_Link"><text:span text:style-name="Source_20_Text">&lt;figure</text:span></text:a><text:span text:style-name="Source_20_Text"><text:span text:style-name="T11">&gt;</text:span></text:span><text:span text:style-name="T10"> element. It always goes together with </text:span><text:a xlink:type="simple" xlink:href="https://www.bitdegree.org/learn/html-figure-tag/" office:target-frame-name="_blank" xlink:show="new" text:style-name="Internet_20_link" text:visited-style-name="Visited_20_Internet_20_Link"><text:span text:style-name="Source_20_Text"><text:span text:style-name="T10">&lt;figure&gt;</text:span></text:span></text:a><text:span text:style-name="T10">element.</text:span></text:p>
      <text:p text:style-name="P18"/>
      <text:p text:style-name="P18">&lt;footer&gt;</text:p>
      <text:p text:style-name="P17"><text:span text:style-name="T10">The HTML5 element </text:span><text:a xlink:type="simple" xlink:href="https://www.bitdegree.org/learn/html-footer/" office:target-frame-name="_blank" xlink:show="new" text:style-name="Internet_20_link" text:visited-style-name="Visited_20_Internet_20_Link"><text:span text:style-name="Source_20_Text"><text:span text:style-name="T10">&lt;footer&gt;</text:span></text:span></text:a><text:span text:style-name="T10"> describes the footnote for your website or part of the content.</text:span></text:p>
      <text:p text:style-name="P13"/>
      <text:p text:style-name="P31"><text:span text:style-name="T23">11.</text:span><text:span text:style-name="T25">Create HTML for web-page.jpg</text:span></text:p>
      <text:p text:style-name="P31"><text:span text:style-name="T25"><text:s text:c="2"/></text:span><text:span text:style-name="T26">Refer </text:span><text:a xlink:type="simple" xlink:href="https://github.com/sheetal0112/myProject/blob/Assignment/webpage.html" text:style-name="Internet_20_link" text:visited-style-name="Visited_20_Internet_20_Link">webpage.html</text:a><text:span text:style-name="T26"> and </text:span><text:a xlink:type="simple" xlink:href="https://github.com/sheetal0112/myProject/blob/Assignment/webpagecss.css" text:style-name="Internet_20_link" text:visited-style-name="Visited_20_Internet_20_Link">webpage.css</text:a></text:p>
      <text:p text:style-name="P30"><text:span text:style-name="T22"/></text:p>
      <text:p text:style-name="P29"><text:span text:style-name="T22">12. Create HTML for form.png</text:span></text:p>
      <text:p text:style-name="P28"><text:span text:style-name="T8"><text:s text:c="3"/>Refer </text:span><text:a xlink:type="simple" xlink:href="https://github.com/sheetal0112/myProject/blob/Assignment/form.html" text:style-name="Internet_20_link" text:visited-style-name="Visited_20_Internet_20_Link"><text:span text:style-name="T8">form.html</text:span></text:a><text:span text:style-name="T8"> and </text:span><text:a xlink:type="simple" xlink:href="https://github.com/sheetal0112/myProject/blob/Assignment/form.css" text:style-name="Internet_20_link" text:visited-style-name="Visited_20_Internet_20_Link"><text:span text:style-name="T8">form.css</text:span></text:a></text:p>
      <text:p text:style-name="P28"><text:span text:style-name="T8"/></text:p>
      <text:p text:style-name="Text_20_body"><text:span text:style-name="Source_20_Text"><text:span text:style-name="T3"/></text:span></text:p>
      <text:p text:style-name="P3"><text:span text:style-name="Source_20_Text"><text:span text:style-name="T7"/></text:span></text:p>
      <text:p text:style-name="P1"><text:span text:style-name="Source_20_Text"><text:span text:style-name="T7"/></text:span></text:p>
      <text:p text:style-name="P1"><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10:24.244596327</meta:creation-date>
    <meta:editing-duration>PT3M8S</meta:editing-duration>
    <meta:editing-cycles>4</meta:editing-cycles>
    <meta:generator>LibreOffice/6.0.7.3$Linux_X86_64 LibreOffice_project/00m0$Build-3</meta:generator>
    <dc:date>2019-02-14T14:59:41.980066608</dc:date>
    <meta:document-statistic meta:table-count="0" meta:image-count="0" meta:object-count="0" meta:page-count="3" meta:paragraph-count="69" meta:word-count="831" meta:character-count="4788" meta:non-whitespace-character-count="4008"/>
  </office:meta>
</office:document-meta>
</file>